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lain@NAVI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b18812">1. sensors</text:a></text:p>
          <text:p text:style-name="Contents_20_2"><text:a xlink:type="simple" xlink:href="#org45f109f">1.1. Thermocouples</text:a></text:p>
          <text:p text:style-name="Contents_20_3"><text:a xlink:type="simple" xlink:href="#org29b46f9">1.1.1. Range</text:a></text:p>
          <text:p text:style-name="Contents_20_3"><text:a xlink:type="simple" xlink:href="#orgd2a210f">1.1.2. Speed</text:a></text:p>
          <text:p text:style-name="Contents_20_3"><text:a xlink:type="simple" xlink:href="#org5776f48">1.1.3. Granularity</text:a></text:p>
          <text:p text:style-name="Contents_20_2"><text:a xlink:type="simple" xlink:href="#orgd4b4a15">1.2. Pressure Transmitter</text:a></text:p>
          <text:p text:style-name="Contents_20_3"><text:a xlink:type="simple" xlink:href="#org702152f">1.2.1. Range</text:a></text:p>
          <text:p text:style-name="Contents_20_3"><text:a xlink:type="simple" xlink:href="#org16067db">1.2.2. Granularity</text:a></text:p>
          <text:p text:style-name="Contents_20_3"><text:a xlink:type="simple" xlink:href="#org5c73959">1.2.3. Speed</text:a></text:p>
          <text:p text:style-name="Contents_20_2"><text:a xlink:type="simple" xlink:href="#org692e25d">1.3. Load cell</text:a></text:p>
          <text:p text:style-name="Contents_20_3"><text:a xlink:type="simple" xlink:href="#orgdaeb744">1.3.1. Range</text:a></text:p>
          <text:p text:style-name="Contents_20_3"><text:a xlink:type="simple" xlink:href="#org3888d51">1.3.2. Granularity</text:a></text:p>
          <text:p text:style-name="Contents_20_3"><text:a xlink:type="simple" xlink:href="#org0773b3c">1.3.3. Speed</text:a></text:p>
        </text:index-body>
      </text:table-of-content>
      <text:h text:style-name="Heading_20_1" text:outline-level="1" text:is-list-header="false">
<text:bookmark-start text:name="OrgXref.orgdb18812"/>
<text:bookmark text:name="orgdb18812"/>sensors
<text:bookmark-end text:name="OrgXref.orgdb18812"/></text:h>
      <text:h text:style-name="Heading_20_2" text:outline-level="2" text:is-list-header="false">
<text:bookmark-start text:name="OrgXref.org45f109f"/>
<text:bookmark text:name="org45f109f"/>Thermocouples
<text:bookmark-end text:name="OrgXref.org45f109f"/></text:h>
      <text:p text:style-name="Text_20_body">Max of 16 possible thermocouples routed through multiplexers to a single instrumentation op-amp that feeds into a 12-bit ADC.<text:line-break/></text:p>
      <text:h text:style-name="Heading_20_3" text:outline-level="3" text:is-list-header="false">
<text:bookmark-start text:name="OrgXref.org29b46f9"/>
<text:bookmark text:name="org29b46f9"/>Range
<text:bookmark-end text:name="OrgXref.org29b46f9"/></text:h>
      <text:p text:style-name="Text_20_body">-68C&lt;-&gt;+725C RELATIVE TO BOARD TEMPERATURE<text:line-break/></text:p>
      <text:list text:style-name="OrgNumberedList" text:continue-numbering="false">
        <text:list-item>
          <text:p text:style-name="Text_20_body">
<text:bookmark-start text:name="OrgXref.org7cc84fc"/>
<text:bookmark text:name="org7cc84fc"/>Calculation
<text:bookmark-end text:name="OrgXref.org7cc84fc"/></text:p>
          <text:p text:style-name="Text_20_body">The range is affected by the gain and reference on the instrumentational amplifier.<text:line-break/>The system was designed with Type-K thermocouples in mind.<text:line-break/></text:p>
          <text:p text:style-name="Text_20_body">Gain is defined as the multiplier of the total difference in voltage between the negetive and positive inputs of the instrumentational op-amp<text:line-break/>Designed gain is ideally (1 + 50k/R) with R = 500+-0.1%, resulting in a gain range of 101.1 to 100.9.<text:line-break/></text:p>
          <text:p text:style-name="Text_20_body">The reference of the Op-Amp is what it defines as ground, so it will produce a voltage of [(Gain * V<text:span text:style-name="OrgSubscript">in</text:span>) + reference = V<text:span text:style-name="OrgSubscript">out</text:span>]. The designed reference voltage is a 3.3V signal put through a voltage divider where R1 = 15.6k+-0.5% and R2 = 1.3k+-0.5%. Using the voltage divider equation, this gives us a reference range of 0.256V 0.252V.<text:line-break/></text:p>
          <text:p text:style-name="Text_20_body">The range of the ADC is 3.3V&lt;-&gt;0V, so using the equation [(Gain * V<text:span text:style-name="OrgSubscript">in</text:span>) + reference = V<text:span text:style-name="OrgSubscript">out</text:span>], we can find that the range of V<text:span text:style-name="OrgSubscript">in</text:span>, assuming a reference of 0.254 and a gain of 101, is −2.51mV &lt;-&gt; 30.16mV.<text:line-break/></text:p>
          <text:p text:style-name="Text_20_body">Using a Type-K lookup table, this gives us a temperature range of: -68C&lt;-&gt;+725C RELATIVE TO BOARD TEMPERATURE<text:line-break/></text:p>
        </text:list-item>
      </text:list>
      <text:h text:style-name="Heading_20_3" text:outline-level="3" text:is-list-header="false">
<text:bookmark-start text:name="OrgXref.orgd2a210f"/>
<text:bookmark text:name="orgd2a210f"/>Speed
<text:bookmark-end text:name="OrgXref.orgd2a210f"/></text:h>
      <text:p text:style-name="Text_20_body">20,000 readings per second. This is split up between all active thermocouples.<text:line-break/></text:p>
      <text:list text:style-name="OrgNumberedList" text:continue-numbering="false">
        <text:list-item>
          <text:p text:style-name="Text_20_body">
<text:bookmark-start text:name="OrgXref.org7fa11ea"/>
<text:bookmark text:name="org7fa11ea"/>Calculation
<text:bookmark-end text:name="OrgXref.org7fa11ea"/></text:p>
          <text:p text:style-name="Text_20_body">Taken from page 16 of the following datasheet: <text:a xlink:type="simple" xlink:href="https://www.ti.com/lit/ds/symlink/ina819.pdf?HQS=dis-mous-null-mousermode-dsf-pf-null-wwe&amp;ts=1697232709484&amp;ref_url=https%253A%252F%252Fwww.mouser.com%252F">https://www.ti.com/lit/ds/symlink/ina819.pdf?HQS=dis-mous-null-mousermode-dsf-pf-null-wwe&amp;ts=1697232709484&amp;ref_url=https%253A%252F%252Fwww.mouser.com%252F</text:a>   we see that the total harmonic distortion and Noise of the amplifier remain relatively constant at G=100 up to a frequency of 20kHz.<text:line-break/></text:p>
          <text:p text:style-name="Text_20_body">on page 17, we see an output rise time of about 75mV per 1uS. Since we are aiming for a max of 3.3V, this would requre a worst case time of 44uS for a complete amplitude shift. Using 1S/(Rise<text:span text:style-name="OrgSubscript">time</text:span>) = Hz, this gives us a max worst-case scenario frequency of 22kHz<text:line-break/></text:p>
          <text:p text:style-name="Text_20_body">From both of these, we can see that we can expect about 20,000 accurate readings per second.<text:line-break/></text:p>
          <text:p text:style-name="Text_20_body">The ADC has been discounted as it can handle a minimum of 50kHz samples per input.<text:line-break/>The multiplexer has been discounted from this calculation due to its exceedingly quick rise time making its contribution insignificant.<text:line-break/></text:p>
        </text:list-item>
      </text:list>
      <text:h text:style-name="Heading_20_3" text:outline-level="3" text:is-list-header="false">
<text:bookmark-start text:name="OrgXref.org5776f48"/>
<text:bookmark text:name="org5776f48"/>Granularity
<text:bookmark-end text:name="OrgXref.org5776f48"/></text:h>
      <text:p text:style-name="Text_20_body">Max of +-1C accuracy with the realistic accuracy probably nearer to +-2C or 3C.<text:line-break/></text:p>
      <text:list text:style-name="OrgNumberedList" text:continue-numbering="false">
        <text:list-item>
          <text:p text:style-name="Text_20_body">
<text:bookmark-start text:name="OrgXref.org054b245"/>
<text:bookmark text:name="org054b245"/>Calculation
<text:bookmark-end text:name="OrgXref.org054b245"/></text:p>
          <text:p text:style-name="Text_20_body">The ADC is 12 bit, giving 4096 discrete measurement zones over the 3.3V range. Assuming a linear relationship in temperature and voltage over the temperature range, we get an ideal accuracy of +-0.2C, but this is unreasonable to assume due to noise and cold-junction heteroginity as these measurements are relative to the temperature readings of an on-board absolute-temperature sensors that have 0 +-0.5C accuracy and can only read the temperature near themselves within the cold-junctions. As such, to play it safe, we will assume a max of +-1C accuracy with the realistic accuracy probably nearer to +-2C or 3C.<text:line-break/></text:p>
        </text:list-item>
      </text:list>
      <text:h text:style-name="Heading_20_2" text:outline-level="2" text:is-list-header="false">
<text:bookmark-start text:name="OrgXref.orgd4b4a15"/>
<text:bookmark text:name="orgd4b4a15"/>Pressure Transmitter
<text:bookmark-end text:name="OrgXref.orgd4b4a15"/></text:h>
      <text:p text:style-name="Text_20_body">A single presure transmitter that acts as a current source emitting between 4mA and 20mA converted to 0.66V to 3.3V by a 165 ohm resistor. This voltage is read by a 12-bit ADC.<text:line-break/></text:p>
      <text:p text:style-name="Text_20_body">RELATIVE TO ATMOSPHERIC PRESSURE<text:line-break/></text:p>
      <text:h text:style-name="Heading_20_3" text:outline-level="3" text:is-list-header="false">
<text:bookmark-start text:name="OrgXref.org702152f"/>
<text:bookmark text:name="org702152f"/>Range
<text:bookmark-end text:name="OrgXref.org702152f"/></text:h>
      <text:p text:style-name="Text_20_body">The pressure Transmitter can read up to 0&lt;-&gt;1500 PSI relative to atmospheric pressure.<text:line-break/></text:p>
      <text:h text:style-name="Heading_20_3" text:outline-level="3" text:is-list-header="false">
<text:bookmark-start text:name="OrgXref.org16067db"/>
<text:bookmark text:name="org16067db"/>Granularity
<text:bookmark-end text:name="OrgXref.org16067db"/></text:h>
      <text:p text:style-name="Text_20_body">0.5PSI with a max error of 8PSI over range<text:line-break/></text:p>
      <text:list text:style-name="OrgNumberedList" text:continue-numbering="false">
        <text:list-item>
          <text:p text:style-name="Text_20_body">
<text:bookmark-start text:name="OrgXref.orga0e5b50"/>
<text:bookmark text:name="orga0e5b50"/>Calculation
<text:bookmark-end text:name="OrgXref.orga0e5b50"/></text:p>
          <text:p text:style-name="Text_20_body">The ADC has 3351 discrete measurement points between 0.66V and 3.3V<text:line-break/>Given the range of 0 &lt;-&gt; 1500 PSI, we get a granularity of 0.447 PSI or about 0.5 PSI. The manufacture recognizes a non-linearity in readings of about 0.5%, so the actual accuracy would be more like a max error of 8PSI<text:line-break/></text:p>
        </text:list-item>
      </text:list>
      <text:h text:style-name="Heading_20_3" text:outline-level="3" text:is-list-header="false">
<text:bookmark-start text:name="OrgXref.org5c73959"/>
<text:bookmark text:name="org5c73959"/>Speed
<text:bookmark-end text:name="OrgXref.org5c73959"/></text:h>
      <text:p text:style-name="Text_20_body">ADC can handle 50kHz minimum per pin, so at least 50kHz however there is the option of up to 200kHz if you only care about the pressure transmitter's readings.<text:line-break/></text:p>
      <text:h text:style-name="Heading_20_2" text:outline-level="2" text:is-list-header="false">
<text:bookmark-start text:name="OrgXref.org692e25d"/>
<text:bookmark text:name="org692e25d"/>Load cell
<text:bookmark-end text:name="OrgXref.org692e25d"/></text:h>
      <text:h text:style-name="Heading_20_3" text:outline-level="3" text:is-list-header="false">
<text:bookmark-start text:name="OrgXref.orgdaeb744"/>
<text:bookmark text:name="orgdaeb744"/>Range
<text:bookmark-end text:name="OrgXref.orgdaeb744"/></text:h>
      <text:p text:style-name="Text_20_body">1.5T :  0&lt;-&gt;14715N Calculation(1500kg*9.81m/s<text:span text:style-name="OrgSuperscript">2</text:span> = 14715N)<text:line-break/></text:p>
      <text:list text:style-name="OrgNumberedList" text:continue-numbering="false">
        <text:list-item>
          <text:p text:style-name="Text_20_body">
<text:bookmark-start text:name="OrgXref.org26c55bd"/>
<text:bookmark text:name="org26c55bd"/>Calculation
<text:bookmark-end text:name="OrgXref.org26c55bd"/></text:p>
          <text:p text:style-name="Text_20_body">1500Kg * 9.81m/s<text:span text:style-name="OrgSuperscript">2</text:span> = 14715N<text:line-break/></text:p>
        </text:list-item>
      </text:list>
      <text:h text:style-name="Heading_20_3" text:outline-level="3" text:is-list-header="false">
<text:bookmark-start text:name="OrgXref.org3888d51"/>
<text:bookmark text:name="org3888d51"/>Granularity
<text:bookmark-end text:name="OrgXref.org3888d51"/></text:h>
      <text:p text:style-name="Text_20_body">3.65N max.<text:line-break/></text:p>
      <text:list text:style-name="OrgNumberedList" text:continue-numbering="false">
        <text:list-item>
          <text:p text:style-name="Text_20_body">
<text:bookmark-start text:name="OrgXref.org285b98b"/>
<text:bookmark text:name="org285b98b"/>Calculation
<text:bookmark-end text:name="OrgXref.org285b98b"/></text:p>
          <text:p text:style-name="Text_20_body">The load cell can produce up to 2mV per 1V of excitation. Given 12V of excitation, this gives us an output of 24mv max. There is also a "zero balance" voltage of 1.5%, so we lose 1.5% of the total range of our ADC leaving 4034 useful discrete reading levels. Given the max range of 14715N, we get 3.65N per level.<text:line-break/></text:p>
          <text:p text:style-name="Text_20_body">Given the sensor's max error of about 3N, this means that our granularity limit in in the ADC at 3.65N per level.<text:line-break/></text:p>
        </text:list-item>
      </text:list>
      <text:h text:style-name="Heading_20_3" text:outline-level="3" text:is-list-header="false">
<text:bookmark-start text:name="OrgXref.org0773b3c"/>
<text:bookmark text:name="org0773b3c"/>Speed
<text:bookmark-end text:name="OrgXref.org0773b3c"/></text:h>
      <text:p text:style-name="Text_20_body">20kHz<text:line-break/></text:p>
      <text:list text:style-name="OrgNumberedList" text:continue-numbering="false">
        <text:list-item>
          <text:p text:style-name="Text_20_body">
<text:bookmark-start text:name="OrgXref.org1508bcc"/>
<text:bookmark text:name="org1508bcc"/>Calculation
<text:bookmark-end text:name="OrgXref.org1508bcc"/></text:p>
          <text:p text:style-name="Text_20_body">Due to the use of the same model of Instrumentational op-amp as the thermocouples, we can conclude a max accurate reading frequency of 20kHz. The ADC can handle 50kHz minimum.<text:line-break/>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4-02-06T17:23:21</dc:date>
    <meta:creation-date>2024-02-06T17:23:21</meta:creation-date>
    <meta:generator>Emacs 29.2 (Org mode 9.6.15)</meta:generator>
    <meta:keyword/>
    <dc:subject/>
    <dc:title/>
  </office:meta>
</office:document-meta>
</file>